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D0000010EFF99D277.jpg" manifest:media-type="image/jpeg"/>
  <manifest:file-entry manifest:full-path="Pictures/100000000000014D000000F71EB2711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2" style:family="table">
      <style:table-properties style:width="16.053cm" fo:margin-left="0.026cm" table:align="left" style:writing-mode="lr-tb"/>
    </style:style>
    <style:style style:name="Tabela2.A" style:family="table-column">
      <style:table-column-properties style:column-width="2.501cm"/>
    </style:style>
    <style:style style:name="Tabela2.B" style:family="table-column">
      <style:table-column-properties style:column-width="1.499cm"/>
    </style:style>
    <style:style style:name="Tabela2.C" style:family="table-column">
      <style:table-column-properties style:column-width="5.001cm"/>
    </style:style>
    <style:style style:name="Tabela2.D" style:family="table-column">
      <style:table-column-properties style:column-width="7.052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2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2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2.4" style:family="table-row">
      <style:table-row-properties style:min-row-height="0.136cm" fo:keep-together="auto"/>
    </style:style>
    <style:style style:name="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P2" style:family="paragraph" style:parent-style-name="LO-Normal">
      <style:paragraph-properties>
        <style:tab-stops>
          <style:tab-stop style:position="1.016cm"/>
        </style:tab-stops>
      </style:paragraph-properties>
    </style:style>
    <style:style style:name="P3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21485e"/>
    </style:style>
    <style:style style:name="P4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23ab04"/>
    </style:style>
    <style:style style:name="P5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248f18"/>
    </style:style>
    <style:style style:name="P6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273b64"/>
    </style:style>
    <style:style style:name="P7" style:family="paragraph" style:parent-style-name="LO-Normal">
      <style:text-properties officeooo:paragraph-rsid="001e4505"/>
    </style:style>
    <style:style style:name="P8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248f18" officeooo:paragraph-rsid="00248f18"/>
    </style:style>
    <style:style style:name="P9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248f18" officeooo:paragraph-rsid="00273b64"/>
    </style:style>
    <style:style style:name="P10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bold" style:font-size-asian="15pt" style:font-weight-asian="bold" style:font-size-complex="15pt"/>
    </style:style>
    <style:style style:name="P11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style:font-size-asian="15pt" style:font-size-complex="15pt"/>
    </style:style>
    <style:style style:name="P12" style:family="paragraph" style:parent-style-name="LO-Normal1">
      <style:paragraph-properties fo:margin-left="0cm" fo:margin-right="0cm" fo:text-align="start" style:justify-single-word="false" fo:text-indent="0cm" style:auto-text-indent="false"/>
    </style:style>
    <style:style style:name="P13" style:family="paragraph" style:parent-style-name="LO-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officeooo:paragraph-rsid="001f69f0"/>
    </style:style>
    <style:style style:name="P14" style:family="paragraph" style:parent-style-name="LO-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officeooo:rsid="001f69f0" officeooo:paragraph-rsid="001f69f0"/>
    </style:style>
    <style:style style:name="P15" style:family="paragraph" style:parent-style-name="LO-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fo:font-size="10pt" officeooo:rsid="001f69f0" officeooo:paragraph-rsid="001f69f0" style:font-size-asian="8.75pt" style:font-size-complex="10pt"/>
    </style:style>
    <style:style style:name="P16" style:family="paragraph" style:parent-style-name="LO-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fo:font-weight="normal" officeooo:rsid="001f69f0" officeooo:paragraph-rsid="001f69f0" style:font-weight-asian="normal"/>
    </style:style>
    <style:style style:name="P17" style:family="paragraph" style:parent-style-name="LO-Normal">
      <style:paragraph-properties fo:margin-left="0cm" fo:margin-right="0.005cm" fo:line-height="100%" fo:text-indent="0cm" style:auto-text-indent="false">
        <style:tab-stops>
          <style:tab-stop style:position="12.753cm"/>
        </style:tab-stops>
      </style:paragraph-properties>
      <style:text-properties officeooo:paragraph-rsid="001e4505"/>
    </style:style>
    <style:style style:name="P18" style:family="paragraph" style:parent-style-name="Texto_20_tabela">
      <style:paragraph-properties fo:text-align="center" style:justify-single-word="false" style:snap-to-layout-grid="false"/>
    </style:style>
    <style:style style:name="P19" style:family="paragraph" style:parent-style-name="Texto_20_tabela">
      <style:paragraph-properties fo:text-align="center" style:justify-single-word="false" style:snap-to-layout-grid="false"/>
      <style:text-properties officeooo:paragraph-rsid="00277c3e"/>
    </style:style>
    <style:style style:name="P20" style:family="paragraph" style:parent-style-name="Texto_20_tabela">
      <style:paragraph-properties fo:text-align="center" style:justify-single-word="false" style:snap-to-layout-grid="false"/>
      <style:text-properties officeooo:rsid="001e4505" officeooo:paragraph-rsid="001e4505"/>
    </style:style>
    <style:style style:name="P21" style:family="paragraph" style:parent-style-name="Texto_20_tabela">
      <style:paragraph-properties fo:text-align="center" style:justify-single-word="false" style:snap-to-layout-grid="false"/>
      <style:text-properties officeooo:rsid="001e4505" officeooo:paragraph-rsid="00277c3e"/>
    </style:style>
    <style:style style:name="P22" style:family="paragraph" style:parent-style-name="Texto_20_tabela">
      <style:paragraph-properties fo:text-align="center" style:justify-single-word="false" style:snap-to-layout-grid="false"/>
      <style:text-properties officeooo:rsid="0012a527" officeooo:paragraph-rsid="0012a527"/>
    </style:style>
    <style:style style:name="P23" style:family="paragraph" style:parent-style-name="Texto_20_tabela">
      <style:paragraph-properties fo:text-align="center" style:justify-single-word="false" style:snap-to-layout-grid="false"/>
      <style:text-properties officeooo:rsid="0012a527" officeooo:paragraph-rsid="001792a5"/>
    </style:style>
    <style:style style:name="P24" style:family="paragraph" style:parent-style-name="Texto_20_tabela">
      <style:paragraph-properties fo:text-align="center" style:justify-single-word="false" style:snap-to-layout-grid="false"/>
      <style:text-properties officeooo:rsid="0012a527" officeooo:paragraph-rsid="00277c3e"/>
    </style:style>
    <style:style style:name="P25" style:family="paragraph" style:parent-style-name="Lista_20_tabela" style:list-style-name="">
      <style:paragraph-properties fo:margin-left="1.251cm" fo:margin-right="0cm" fo:margin-top="0cm" fo:margin-bottom="0.106cm" loext:contextual-spacing="false" fo:text-align="center" style:justify-single-word="false" fo:text-indent="-1.251cm" style:auto-text-indent="false" style:snap-to-layout-grid="false"/>
    </style:style>
    <style:style style:name="P26" style:family="paragraph" style:parent-style-name="Lista_20_tabela" style:list-style-name="">
      <style:paragraph-properties fo:margin-left="1.251cm" fo:margin-right="0cm" fo:margin-top="0cm" fo:margin-bottom="0.106cm" loext:contextual-spacing="false" fo:text-align="center" style:justify-single-word="false" fo:text-indent="-1.251cm" style:auto-text-indent="false" style:snap-to-layout-grid="false"/>
      <style:text-properties officeooo:paragraph-rsid="00277c3e"/>
    </style:style>
    <style:style style:name="P27" style:family="paragraph" style:parent-style-name="Lista_20_tabela" style:list-style-name="">
      <style:paragraph-properties fo:margin-left="1.251cm" fo:margin-right="0cm" fo:margin-top="0cm" fo:margin-bottom="0.106cm" loext:contextual-spacing="false" fo:text-align="center" style:justify-single-word="false" fo:text-indent="-1.251cm" style:auto-text-indent="false" style:snap-to-layout-grid="false"/>
      <style:text-properties officeooo:rsid="001792a5" officeooo:paragraph-rsid="001792a5"/>
    </style:style>
    <style:style style:name="P28" style:family="paragraph" style:parent-style-name="Lista_20_tabela" style:list-style-name="">
      <style:paragraph-properties fo:margin-left="1.251cm" fo:margin-right="0cm" fo:margin-top="0cm" fo:margin-bottom="0.106cm" loext:contextual-spacing="false" fo:text-align="center" style:justify-single-word="false" fo:text-indent="-1.251cm" style:auto-text-indent="false" style:snap-to-layout-grid="false"/>
      <style:text-properties officeooo:rsid="001792a5" officeooo:paragraph-rsid="00277c3e"/>
    </style:style>
    <style:style style:name="P29" style:family="paragraph" style:parent-style-name="Lista_20_tabela" style:list-style-name="">
      <style:paragraph-properties fo:margin-left="0cm" fo:margin-right="0cm" fo:margin-top="0cm" fo:margin-bottom="0.106cm" loext:contextual-spacing="false" fo:line-height="100%" fo:text-align="center" style:justify-single-word="false" fo:keep-together="auto" fo:orphans="2" fo:widows="2" fo:hyphenation-ladder-count="no-limit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 style:writing-mode="lr-tb">
        <style:tab-stops>
          <style:tab-stop style:position="0.7cm"/>
          <style:tab-stop style:position="1.251cm"/>
          <style:tab-stop style:position="1.335cm"/>
          <style:tab-stop style:position="8.996cm"/>
        </style:tab-stops>
        <style:background-image/>
      </style:paragraph-properties>
      <style:text-properties officeooo:rsid="001e4505" officeooo:paragraph-rsid="001e4505" fo:hyphenate="false" fo:hyphenation-remain-char-count="2" fo:hyphenation-push-char-count="2"/>
    </style:style>
    <style:style style:name="P30" style:family="paragraph" style:parent-style-name="Lista_20_tabela" style:list-style-name="">
      <style:paragraph-properties fo:margin-left="0cm" fo:margin-right="0cm" fo:margin-top="0cm" fo:margin-bottom="0.106cm" loext:contextual-spacing="false" fo:line-height="100%" fo:text-align="center" style:justify-single-word="false" fo:keep-together="auto" fo:orphans="2" fo:widows="2" fo:hyphenation-ladder-count="no-limit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 style:writing-mode="lr-tb">
        <style:tab-stops>
          <style:tab-stop style:position="0.7cm"/>
          <style:tab-stop style:position="1.251cm"/>
          <style:tab-stop style:position="1.335cm"/>
          <style:tab-stop style:position="8.996cm"/>
        </style:tab-stops>
        <style:background-image/>
      </style:paragraph-properties>
      <style:text-properties officeooo:rsid="001e4505" officeooo:paragraph-rsid="00277c3e" fo:hyphenate="false" fo:hyphenation-remain-char-count="2" fo:hyphenation-push-char-count="2"/>
    </style:style>
    <style:style style:name="P31" style:family="paragraph" style:parent-style-name="CabecalhoTabela">
      <style:paragraph-properties style:snap-to-layout-grid="false"/>
    </style:style>
    <style:style style:name="P32" style:family="paragraph" style:parent-style-name="CabecalhoTabela">
      <style:paragraph-properties style:snap-to-layout-grid="false"/>
      <style:text-properties officeooo:paragraph-rsid="00277c3e"/>
    </style:style>
    <style:style style:name="P33" style:family="paragraph" style:parent-style-name="LO-Normal1" style:master-page-name="Standard">
      <style:paragraph-properties fo:margin-left="0cm" fo:margin-right="0cm" fo:text-align="center" style:justify-single-word="false" fo:text-indent="0cm" style:auto-text-indent="false" style:page-number="1"/>
      <style:text-properties fo:font-size="15pt" fo:font-weight="bold" style:font-size-asian="15pt" style:font-weight-asian="bold" style:font-size-complex="15pt"/>
    </style:style>
    <style:style style:name="P34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277b37" officeooo:paragraph-rsid="00277b37"/>
    </style:style>
    <style:style style:name="P35" style:family="paragraph" style:parent-style-name="LO-Normal">
      <style:text-properties officeooo:paragraph-rsid="00277c3e"/>
    </style:style>
    <style:style style:name="P36" style:family="paragraph" style:parent-style-name="Heading_20_1">
      <style:paragraph-properties fo:margin-left="0.9cm" fo:margin-right="0cm" fo:text-indent="-0.9cm" style:auto-text-indent="false">
        <style:tab-stops>
          <style:tab-stop style:position="2.013cm"/>
        </style:tab-stops>
      </style:paragraph-properties>
      <style:text-properties officeooo:paragraph-rsid="00277c3e"/>
    </style:style>
    <style:style style:name="P37" style:family="paragraph" style:parent-style-name="Heading_20_2">
      <style:paragraph-properties>
        <style:tab-stops>
          <style:tab-stop style:position="1.016cm"/>
        </style:tab-stops>
      </style:paragraph-properties>
      <style:text-properties fo:font-weight="normal" style:font-weight-asian="normal"/>
    </style:style>
    <style:style style:name="P38" style:family="paragraph" style:parent-style-name="Heading_20_2">
      <style:paragraph-properties>
        <style:tab-stops>
          <style:tab-stop style:position="1.016cm"/>
        </style:tab-stops>
      </style:paragraph-properties>
    </style:style>
    <style:style style:name="P39" style:family="paragraph" style:parent-style-name="Heading_20_2">
      <style:paragraph-properties>
        <style:tab-stops>
          <style:tab-stop style:position="1.016cm"/>
        </style:tab-stops>
      </style:paragraph-properties>
      <style:text-properties officeooo:paragraph-rsid="001e4505"/>
    </style:style>
    <style:style style:name="P40" style:family="paragraph" style:parent-style-name="Standard">
      <style:text-properties officeooo:paragraph-rsid="00277c3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name-asian="Arial" style:font-weight-asian="bold"/>
    </style:style>
    <style:style style:name="T3" style:family="text">
      <style:text-properties fo:font-weight="normal" style:font-weight-asian="normal"/>
    </style:style>
    <style:style style:name="T4" style:family="text">
      <style:text-properties fo:font-weight="normal" officeooo:rsid="001f69f0" style:font-weight-asian="normal"/>
    </style:style>
    <style:style style:name="T5" style:family="text">
      <style:text-properties fo:font-weight="normal" officeooo:rsid="00277b37" style:font-weight-asian="normal"/>
    </style:style>
    <style:style style:name="T6" style:family="text">
      <style:text-properties style:font-name-asian="Arial"/>
    </style:style>
    <style:style style:name="T7" style:family="text">
      <style:text-properties officeooo:rsid="0013b8fc" style:font-name-asian="Arial"/>
    </style:style>
    <style:style style:name="T8" style:family="text">
      <style:text-properties officeooo:rsid="0012a527" style:font-name-asian="Arial"/>
    </style:style>
    <style:style style:name="T9" style:family="text">
      <style:text-properties officeooo:rsid="001e4505"/>
    </style:style>
    <style:style style:name="T10" style:family="text">
      <style:text-properties officeooo:rsid="0012a527"/>
    </style:style>
    <style:style style:name="T11" style:family="text">
      <style:text-properties officeooo:rsid="001792a5"/>
    </style:style>
    <style:style style:name="T12" style:family="text">
      <style:text-properties officeooo:rsid="001f69f0"/>
    </style:style>
    <style:style style:name="T13" style:family="text">
      <style:text-properties fo:font-size="11pt" fo:font-weight="normal" style:font-size-asian="11pt" style:font-weight-asian="normal" style:font-size-complex="11pt"/>
    </style:style>
    <style:style style:name="T14" style:family="text">
      <style:text-properties fo:font-size="11pt" fo:font-weight="normal" officeooo:rsid="001f69f0" style:font-size-asian="11pt" style:font-weight-asian="normal" style:font-size-complex="11pt"/>
    </style:style>
    <style:style style:name="T15" style:family="text">
      <style:text-properties style:font-name="Arial" fo:font-weight="normal" style:font-size-asian="10pt" style:font-weight-asian="normal" style:font-name-complex="Arial" style:font-weight-complex="normal"/>
    </style:style>
    <style:style style:name="T16" style:family="text">
      <style:text-properties style:font-name="Arial" fo:font-weight="normal" style:font-name-asian="Arial" style:font-size-asian="10pt" style:font-weight-asian="normal" style:font-name-complex="Arial" style:font-weight-complex="normal"/>
    </style:style>
    <style:style style:name="T17" style:family="text">
      <style:text-properties style:font-name="Arial" fo:font-weight="normal" officeooo:rsid="001792a5" style:font-name-asian="Arial" style:font-size-asian="10pt" style:font-weight-asian="normal" style:font-name-complex="Arial" style:font-weight-complex="normal"/>
    </style:style>
    <style:style style:name="T18" style:family="text">
      <style:text-properties style:font-name="Arial" fo:font-weight="normal" style:font-name-asian="Arial" style:font-weight-asian="normal" style:font-name-complex="Arial" style:font-weight-complex="normal"/>
    </style:style>
    <style:style style:name="T19" style:family="text">
      <style:text-properties style:font-name="Arial" fo:font-weight="normal" officeooo:rsid="001792a5" style:font-name-asian="Arial" style:font-weight-asian="normal" style:font-name-complex="Arial" style:font-weight-complex="normal"/>
    </style:style>
    <style:style style:name="T20" style:family="text">
      <style:text-properties style:font-name="Arial" fo:font-size="11pt" fo:font-weight="normal" style:font-name-asian="Arial" style:font-size-asian="9.60000038146973pt" style:font-weight-asian="normal" style:font-name-complex="Arial" style:font-size-complex="11pt" style:font-weight-complex="normal"/>
    </style:style>
    <style:style style:name="T21" style:family="text">
      <style:text-properties style:font-name="Arial" fo:font-size="11pt" fo:font-weight="bold" style:font-name-asian="Arial" style:font-size-asian="9.60000038146973pt" style:font-weight-asian="bold" style:font-name-complex="Arial" style:font-size-complex="11pt" style:font-weight-complex="bold"/>
    </style:style>
    <style:style style:name="T22" style:family="text">
      <style:text-properties officeooo:rsid="0020d22e"/>
    </style:style>
    <style:style style:name="T23" style:family="text">
      <style:text-properties officeooo:rsid="0023ab04"/>
    </style:style>
    <style:style style:name="T24" style:family="text">
      <style:text-properties officeooo:rsid="00273b64"/>
    </style:style>
    <style:style style:name="T25" style:family="text">
      <style:text-properties officeooo:rsid="00277b37"/>
    </style:style>
    <style:style style:name="T26" style:family="text">
      <style:text-properties officeooo:rsid="00277c3e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span text:style-name="T9">GRH</text:span> – Gestão de <text:span text:style-name="T9">Pessoas</text:span></text:p>
      <text:p text:style-name="P10"/>
      <text:p text:style-name="P11">Documento de Especificação de Caso de Uso</text:p>
      <text:p text:style-name="P11"/>
      <text:p text:style-name="P11">UC0<text:span text:style-name="T9">8</text:span> – <text:span text:style-name="T12">Visualizar Frequência</text:span></text:p>
      <text:p text:style-name="P12"/>
      <text:p text:style-name="P12"><text:bookmark-start text:name="__RefHeading__180_1522395385"/><text:bookmark-start text:name="__RefHeading__7635_1906137012"/><text:bookmark-start text:name="__RefHeading__63_1275273786"/><text:bookmark-start text:name="__RefHeading__468_490762481"/><text:bookmark-start text:name="__RefHeading__45_178789685"/><text:bookmark text:name="_Ref89052436"/><text:span text:style-name="Fonte_20_parág._20_padrão3"><text:span text:style-name="T1">Histórico</text:span></text:span><text:bookmark-end text:name="__RefHeading__180_1522395385"/><text:bookmark-end text:name="__RefHeading__7635_1906137012"/><text:bookmark-end text:name="__RefHeading__63_1275273786"/><text:bookmark-end text:name="__RefHeading__468_490762481"/><text:bookmark-end text:name="__RefHeading__45_178789685"/></text:p>
      <text:p text:style-name="P35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32">Data</text:p>
          </table:table-cell>
          <table:table-cell table:style-name="Tabela2.A1" office:value-type="string">
            <text:p text:style-name="P32">Versão</text:p>
          </table:table-cell>
          <table:table-cell table:style-name="Tabela2.A1" office:value-type="string">
            <text:p text:style-name="P32">Responsável</text:p>
          </table:table-cell>
          <table:table-cell table:style-name="Tabela2.D1" office:value-type="string">
            <text:p text:style-name="P32">Alteração</text:p>
          </table:table-cell>
        </table:table-row>
        <table:table-row table:style-name="Tabela2.1">
          <table:table-cell table:style-name="Tabela2.A1" office:value-type="string">
            <text:p text:style-name="P19"><text:span text:style-name="T10">01</text:span>/0<text:span text:style-name="T10">4</text:span>/201<text:span text:style-name="T10">5</text:span></text:p>
          </table:table-cell>
          <table:table-cell table:style-name="Tabela2.A1" office:value-type="string">
            <text:p text:style-name="P19">1.0</text:p>
          </table:table-cell>
          <table:table-cell table:style-name="Tabela2.A1" office:value-type="string">
            <text:p text:style-name="P24">Jeffeson da Silva Barbosa</text:p>
          </table:table-cell>
          <table:table-cell table:style-name="Tabela2.D1" office:value-type="string">
            <text:p text:style-name="P26">Criação<text:span text:style-name="Fonte_20_parág._20_padrão"><text:span text:style-name="T6"> </text:span></text:span>do<text:span text:style-name="Fonte_20_parág._20_padrão"><text:span text:style-name="T6"> </text:span></text:span>documento</text:p>
          </table:table-cell>
        </table:table-row>
        <table:table-row table:style-name="Tabela2.1">
          <table:table-cell table:style-name="Tabela2.A3" office:value-type="string">
            <text:p text:style-name="P19"><text:span text:style-name="T11">06</text:span>/0<text:span text:style-name="T11">4</text:span>/201<text:span text:style-name="T11">5</text:span></text:p>
          </table:table-cell>
          <table:table-cell table:style-name="Tabela2.A3" office:value-type="string">
            <text:p text:style-name="P19">1.1</text:p>
          </table:table-cell>
          <table:table-cell table:style-name="Tabela2.A3" office:value-type="string">
            <text:p text:style-name="P24">Jeffeson da Silva Barbosa</text:p>
          </table:table-cell>
          <table:table-cell table:style-name="Tabela2.D3" office:value-type="string">
            <text:p text:style-name="P28">Definição do fluxo alternativo e pré-condições</text:p>
          </table:table-cell>
        </table:table-row>
        <table:table-row table:style-name="Tabela2.4">
          <table:table-cell table:style-name="Tabela2.A3" office:value-type="string">
            <text:p text:style-name="P21">28/04/2015</text:p>
          </table:table-cell>
          <table:table-cell table:style-name="Tabela2.A3" office:value-type="string">
            <text:p text:style-name="P21">2.0</text:p>
          </table:table-cell>
          <table:table-cell table:style-name="Tabela2.A3" office:value-type="string">
            <text:p text:style-name="P21">Beatriz Brito do Rêgo</text:p>
          </table:table-cell>
          <table:table-cell table:style-name="Tabela2.D3" office:value-type="string">
            <text:p text:style-name="P30">Atualização do documento</text:p>
          </table:table-cell>
        </table:table-row>
        <table:table-row table:style-name="Tabela2.4">
          <table:table-cell table:style-name="Tabela2.A3" office:value-type="string">
            <text:p text:style-name="P21">25/09/2015</text:p>
          </table:table-cell>
          <table:table-cell table:style-name="Tabela2.A3" office:value-type="string">
            <text:p text:style-name="P21">2.1</text:p>
          </table:table-cell>
          <table:table-cell table:style-name="Tabela2.A3" office:value-type="string">
            <text:p text:style-name="P21">Rayson Santos <text:span text:style-name="T26">L</text:span>ima</text:p>
          </table:table-cell>
          <table:table-cell table:style-name="Tabela2.D3" office:value-type="string">
            <text:p text:style-name="P30">Alteração do Fluxo</text:p>
          </table:table-cell>
        </table:table-row>
      </table:table>
      <text:p text:style-name="P40"/>
      <text:p text:style-name="P40"/>
      <text:section text:style-name="Sect1" text:name="Seção1">
        <text:list xml:id="list8121097590168305617" text:style-name="WW8Num2">
          <text:list-item>
            <text:h text:style-name="P36" text:outline-level="1"><text:bookmark-start text:name="_Ref418497390"/><text:bookmark-start text:name="_Ref439573339"/>CASOS DE USO: <text:span text:style-name="T12">VISUALIZAR FREQUNÊNCIA</text:span><text:bookmark-start text:name="__RefHeading__470_490762481"/><text:bookmark-start text:name="__RefHeading__446_1105478727"/><text:bookmark-start text:name="__RefHeading__47_178789685"/><text:bookmark-start text:name="__RefHeading__65_1275273786"/><text:bookmark-start text:name="__RefHeading__184_1522395385"/><text:bookmark-start text:name="__RefHeading__7639_1906137012"/><text:bookmark-start text:name="__RefHeading__67_1275273786"/><text:bookmark-start text:name="__RefHeading__472_490762481"/><text:bookmark-start text:name="__RefHeading__448_1105478727"/><text:bookmark-start text:name="__RefHeading__49_178789685"/><text:bookmark-start text:name="__RefHeading__186_1522395385"/><text:bookmark-start text:name="__RefHeading__7641_1906137012"/><text:bookmark-start text:name="__RefHeading__69_1275273786"/><text:bookmark-start text:name="__RefHeading__474_490762481"/><text:bookmark-start text:name="__RefHeading__450_1105478727"/><text:bookmark-start text:name="__RefHeading__51_178789685"/><text:bookmark-start text:name="__RefHeading__452_1105478727"/><text:bookmark-start text:name="__RefHeading__476_490762481"/><text:bookmark-start text:name="__RefHeading__53_178789685"/><text:bookmark-start text:name="__RefHeading__71_1275273786"/></text:h>
            <text:list>
              <text:list-item>
                <text:h text:style-name="P37" text:outline-level="2"><text:bookmark-start text:name="__RefHeading__190_1522395385"/><text:bookmark-start text:name="__RefHeading__7645_1906137012"/><text:bookmark-start text:name="__RefHeading__73_1275273786"/><text:bookmark-start text:name="__RefHeading__478_490762481"/><text:bookmark-start text:name="__RefHeading__454_1105478727"/><text:bookmark-start text:name="__RefHeading__55_178789685"/>Descrição</text:h>
              </text:list-item>
            </text:list>
          </text:list-item>
        </text:list>
        <text:p text:style-name="P17"><text:span text:style-name="Fonte_20_parág._20_padrão3"><text:span text:style-name="T6">Este</text:span></text:span><text:span text:style-name="Fonte_20_parág._20_padrão"><text:span text:style-name="T6"> </text:span></text:span><text:span text:style-name="Fonte_20_parág._20_padrão3"><text:span text:style-name="T6">caso</text:span></text:span><text:span text:style-name="Fonte_20_parág._20_padrão"><text:span text:style-name="T6"> </text:span></text:span><text:span text:style-name="Fonte_20_parág._20_padrão3"><text:span text:style-name="T6">de</text:span></text:span><text:span text:style-name="Fonte_20_parág._20_padrão"><text:span text:style-name="T6"> </text:span></text:span><text:span text:style-name="Fonte_20_parág._20_padrão3"><text:span text:style-name="T6">uso</text:span></text:span><text:span text:style-name="Fonte_20_parág._20_padrão"><text:span text:style-name="T6"> descreve o processo em que os atores </text:span></text:span><text:span text:style-name="Fonte_20_parág._20_padrão"><text:span text:style-name="T7">emitem</text:span></text:span><text:span text:style-name="Fonte_20_parág._20_padrão"><text:span text:style-name="T6"> a </text:span></text:span><text:span text:style-name="Fonte_20_parág._20_padrão"><text:span text:style-name="T7">lista de </text:span></text:span><text:span text:style-name="Fonte_20_parág._20_padrão"><text:span text:style-name="T8">frequência dos estagiários cadastrados no sistema.</text:span></text:span></text:p>
        <text:list xml:id="list113857720161470" text:continue-numbering="true" text:style-name="WW8Num2">
          <text:list-item>
            <text:list>
              <text:list-item>
                <text:h text:style-name="P38" text:outline-level="2"><text:bookmark-start text:name="__RefHeading__192_1522395385"/><text:bookmark-start text:name="__RefHeading__7647_1906137012"/><text:bookmark-start text:name="__RefHeading__75_1275273786"/><text:bookmark-start text:name="__RefHeading__480_490762481"/><text:bookmark-start text:name="__RefHeading__456_1105478727"/><text:bookmark-start text:name="__RefHeading__57_178789685"/><text:span text:style-name="T3">Atores</text:span><text:span text:style-name="Fonte_20_parág._20_padrão3"><text:span text:style-name="T2"> </text:span></text:span><text:span text:style-name="T3">Envolvidos</text:span></text:h>
              </text:list-item>
            </text:list>
          </text:list-item>
        </text:list>
        <text:p text:style-name="P7"><text:bookmark-start text:name="_Ref88992566"/>O ator envolvido é o <text:span text:style-name="T9">Coordenador(a)</text:span></text:p>
        <text:list xml:id="list113857720178856" text:continue-numbering="true" text:style-name="WW8Num2">
          <text:list-item>
            <text:list>
              <text:list-item>
                <text:h text:style-name="P39" text:outline-level="2"><text:span text:style-name="T3">F</text:span><text:bookmark-start text:name="__RefHeading__194_1522395385"/><text:bookmark-start text:name="__RefHeading__7695_1906137012"/><text:bookmark-start text:name="__RefHeading__59_178789685"/><text:bookmark-start text:name="__RefHeading__458_1105478727"/><text:bookmark-start text:name="__RefHeading__482_490762481"/><text:bookmark-start text:name="__RefHeading__77_1275273786"/><text:bookmark-start text:name="_Ref162424072"/><text:span text:style-name="T3">luxo</text:span><text:span text:style-name="Fonte_20_parág._20_padrão3"><text:span text:style-name="T2"> </text:span></text:span><text:span text:style-name="T3">Básico</text:span><text:bookmark-end text:name="_Ref162424072"/></text:h>
              </text:list-item>
            </text:list>
          </text:list-item>
        </text:list>
        <text:p text:style-name="P2"><text:bookmark-end text:name="_Ref88992566"/>1.<text:tab/><text:span text:style-name="T23">Coordenador seleciona turma</text:span></text:p>
        <text:p text:style-name="P2">2.<text:tab/>Sistema <text:span text:style-name="T24">mostra as informações da turma</text:span></text:p>
        <text:p text:style-name="P6">3.<text:tab/><text:span text:style-name="T9">Coordenador seleciona turma</text:span></text:p>
        <text:p text:style-name="P9">4.<text:tab/>Coordenador seleciona <text:span text:style-name="T24">opção frequência da turma</text:span></text:p>
        <text:p text:style-name="P8"><text:span text:style-name="T24">5</text:span>.<text:tab/>Coordenador seleciona <text:span text:style-name="T24">data</text:span> que deseja gerar a frequência</text:p>
        <text:p text:style-name="P9"><text:span text:style-name="T24">6</text:span>.<text:tab/>Sistema <text:span text:style-name="T22">retorna as frequências da data selecionada exibindo a lista em ordem alfabética pelo nome dos estagiários, </text:span>observação e status <text:span text:style-name="T25">da frequência </text:span></text:p>
        <text:list xml:id="list113857720152012" text:continue-numbering="true" text:style-name="WW8Num2">
          <text:list-item>
            <text:list>
              <text:list-item>
                <text:h text:style-name="P38" text:outline-level="2"><text:bookmark-start text:name="__RefHeading__198_1522395385"/><text:bookmark-start text:name="__RefHeading__7653_1906137012"/><text:bookmark-start text:name="__RefHeading__63_178789685"/><text:bookmark-start text:name="__RefHeading__462_1105478727"/><text:bookmark-start text:name="__RefHeading__486_490762481"/><text:bookmark-start text:name="__RefHeading__81_1275273786"/><text:bookmark-start text:name="__RefHeading__196_1522395385"/><text:bookmark-start text:name="__RefHeading__7651_1906137012"/><text:bookmark-start text:name="__RefHeading__61_178789685"/><text:bookmark-start text:name="__RefHeading__460_1105478727"/><text:bookmark-start text:name="__RefHeading__484_490762481"/><text:bookmark-start text:name="__RefHeading__79_1275273786"/><text:span text:style-name="T3">Fluxos</text:span><text:span text:style-name="Fonte_20_parág._20_padrão3"><text:span text:style-name="T2"> </text:span></text:span><text:span text:style-name="T3">Alternativos</text:span><text:span text:style-name="T5">( Passo 4)</text:span><text:bookmark-end text:name="__RefHeading__198_1522395385"/><text:bookmark-end text:name="__RefHeading__7653_1906137012"/><text:bookmark-end text:name="__RefHeading__63_178789685"/><text:bookmark-end text:name="__RefHeading__462_1105478727"/><text:bookmark-end text:name="__RefHeading__486_490762481"/><text:bookmark-end text:name="__RefHeading__81_1275273786"/><text:bookmark-end text:name="__RefHeading__196_1522395385"/><text:bookmark-end text:name="__RefHeading__7651_1906137012"/><text:bookmark-end text:name="__RefHeading__61_178789685"/><text:bookmark-end text:name="__RefHeading__460_1105478727"/><text:bookmark-end text:name="__RefHeading__484_490762481"/><text:bookmark-end text:name="__RefHeading__79_1275273786"/></text:h>
              </text:list-item>
            </text:list>
          </text:list-item>
        </text:list>
        <text:p text:style-name="P5">1.<text:tab/><text:span text:style-name="T23">Coordenador seleciona opção de frequência do estagiário </text:span></text:p>
        <text:p text:style-name="P34">2. <text:tab/>Sistema retorna lista de frequências ordenadas por data</text:p>
        <text:p text:style-name="P34"><text:soft-page-break/>3. <text:tab/>Sistema mostra as observações e o status da frequência</text:p>
        <text:p text:style-name="P4"><text:span text:style-name="T25">4</text:span>.<text:tab/><text:span text:style-name="T23">Sistema mostra a consolidação dos dias trabalhados, total de faltas, porcentagem de frequência;</text:span></text:p>
        <text:p text:style-name="P3"/>
        <text:p text:style-name="P13"><text:span text:style-name="T4">1.5<text:tab/></text:span><text:span text:style-name="T14">Fluxos de Exceção</text:span></text:p>
        <text:p text:style-name="P16"><text:tab/>Não se aplica</text:p>
        <text:p text:style-name="P16"/>
        <text:p text:style-name="P14"><text:bookmark-end text:name="_Ref418497390"/><text:bookmark-end text:name="_Ref439573339"/><text:bookmark-end text:name="__RefHeading__470_490762481"/><text:bookmark-end text:name="__RefHeading__446_1105478727"/><text:bookmark-end text:name="__RefHeading__47_178789685"/><text:bookmark-end text:name="__RefHeading__65_1275273786"/><text:bookmark-end text:name="__RefHeading__184_1522395385"/><text:bookmark-end text:name="__RefHeading__7639_1906137012"/><text:bookmark-end text:name="__RefHeading__67_1275273786"/><text:bookmark-end text:name="__RefHeading__472_490762481"/><text:bookmark-end text:name="__RefHeading__448_1105478727"/><text:bookmark-end text:name="__RefHeading__49_178789685"/><text:bookmark-end text:name="__RefHeading__186_1522395385"/><text:bookmark-end text:name="__RefHeading__7641_1906137012"/><text:bookmark-end text:name="__RefHeading__69_1275273786"/><text:bookmark-end text:name="__RefHeading__474_490762481"/><text:bookmark-end text:name="__RefHeading__450_1105478727"/><text:bookmark-end text:name="__RefHeading__51_178789685"/><text:bookmark-end text:name="__RefHeading__452_1105478727"/><text:bookmark-end text:name="__RefHeading__476_490762481"/><text:bookmark-end text:name="__RefHeading__53_178789685"/><text:bookmark-end text:name="__RefHeading__71_1275273786"/><text:bookmark-end text:name="__RefHeading__190_1522395385"/><text:bookmark-end text:name="__RefHeading__7645_1906137012"/><text:bookmark-end text:name="__RefHeading__73_1275273786"/><text:bookmark-end text:name="__RefHeading__478_490762481"/><text:bookmark-end text:name="__RefHeading__454_1105478727"/><text:bookmark-end text:name="__RefHeading__55_178789685"/><text:bookmark-end text:name="__RefHeading__192_1522395385"/><text:bookmark-end text:name="__RefHeading__7647_1906137012"/><text:bookmark-end text:name="__RefHeading__75_1275273786"/><text:bookmark-end text:name="__RefHeading__480_490762481"/><text:bookmark-end text:name="__RefHeading__456_1105478727"/><text:bookmark-end text:name="__RefHeading__57_178789685"/><text:bookmark-end text:name="__RefHeading__194_1522395385"/><text:bookmark-end text:name="__RefHeading__7695_1906137012"/><text:bookmark-end text:name="__RefHeading__59_178789685"/><text:bookmark-end text:name="__RefHeading__458_1105478727"/><text:bookmark-end text:name="__RefHeading__482_490762481"/><text:bookmark-end text:name="__RefHeading__77_1275273786"/><text:span text:style-name="T3">1.</text:span><text:span text:style-name="T13">6<text:tab/>Pré-Condições</text:span></text:p>
        <text:p text:style-name="P15"><text:span text:style-name="T3"><text:tab/></text:span><text:span text:style-name="T15">Usuário</text:span><text:span text:style-name="Fonte_20_parág._20_padrão"><text:span text:style-name="T16"> </text:span></text:span><text:span text:style-name="T15">Autenticado</text:span><text:span text:style-name="Fonte_20_parág._20_padrão"><text:span text:style-name="T16"> </text:span></text:span></text:p>
        <text:p text:style-name="P15"><text:span text:style-name="Fonte_20_parág._20_padrão"><text:span text:style-name="T18"><text:tab/>Para que o caso de uso seja iniciado é necessário que o </text:span></text:span><text:span text:style-name="Fonte_20_parág._20_padrão"><text:span text:style-name="T19">ator</text:span></text:span><text:span text:style-name="Fonte_20_parág._20_padrão"><text:span text:style-name="T18"> esteja autenticado no sistema e <text:tab/>possua permissão de acesso a esta funcionalidade.</text:span></text:span></text:p>
        <text:p text:style-name="P15"/>
        <text:p text:style-name="P15"><text:span text:style-name="Fonte_20_parág._20_padrão"><text:span text:style-name="T18">1.7<text:tab/></text:span></text:span><text:span text:style-name="Fonte_20_parág._20_padrão"><text:span text:style-name="T20">Pós-Condições</text:span></text:span></text:p>
        <text:p text:style-name="P15"><text:span text:style-name="Fonte_20_parág._20_padrão"><text:span text:style-name="T20"><text:tab/></text:span></text:span><text:span text:style-name="Fonte_20_parág._20_padrão"><text:span text:style-name="T16">Usuário Autenticado </text:span></text:span></text:p>
        <text:p text:style-name="P15"><text:span text:style-name="Fonte_20_parág._20_padrão"><text:span text:style-name="T16"><text:tab/>Para que o caso de uso seja iniciado é necessário que o </text:span></text:span><text:span text:style-name="Fonte_20_parág._20_padrão"><text:span text:style-name="T17">ator</text:span></text:span><text:span text:style-name="Fonte_20_parág._20_padrão"><text:span text:style-name="T16"> esteja autenticado no <text:tab/>sistema e possua permissão de acesso a esta funcionalidade.</text:span></text:span></text:p>
        <text:p text:style-name="P15"/>
        <text:p text:style-name="P15"><text:span text:style-name="Fonte_20_parág._20_padrão"><text:span text:style-name="T21">2<text:tab/>RELACIONAMENTO COM OUTROS CASOS DE USO</text:span></text:span></text:p>
        <text:p text:style-name="P15"><text:span text:style-name="Fonte_20_parág._20_padrão"><text:span text:style-name="T21"/></text:span></text:p>
        <text:p text:style-name="P15"><text:span text:style-name="Fonte_20_parág._20_padrão"><text:span text:style-name="T18">Relacionamento com o Caso de Uso UC09</text:span></text:span></text:p>
        <text:p text:style-name="P15"><text:span text:style-name="Fonte_20_parág._20_padrão"><text:span text:style-name="T18"/></text:span></text:p>
        <text:p text:style-name="P15"><text:span text:style-name="Fonte_20_parág._20_padrão"><text:span text:style-name="T18">2.1.1<text:tab/></text:span></text:span><text:span text:style-name="Fonte_20_parág._20_padrão"><text:span text:style-name="T20">Pontos de Inclusão</text:span></text:span></text:p>
        <text:p text:style-name="P15"><text:span text:style-name="Fonte_20_parág._20_padrão"><text:span text:style-name="T18"><text:tab/>Não se aplica</text:span></text:span></text:p>
        <text:p text:style-name="P15"><text:span text:style-name="Fonte_20_parág._20_padrão"><text:span text:style-name="T18"/></text:span></text:p>
        <text:p text:style-name="P15"><text:span text:style-name="Fonte_20_parág._20_padrão"><text:span text:style-name="T20">2.1.2<text:tab/>Pontos de Extensão</text:span></text:span></text:p>
        <text:p text:style-name="P15"><text:span text:style-name="Fonte_20_parág._20_padrão"><text:span text:style-name="T20"><text:tab/></text:span></text:span><text:span text:style-name="Fonte_20_parág._20_padrão"><text:span text:style-name="T18">Não se aplica</text:span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loext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, 'Times New Roman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loext:contextual-spacing="false" fo:orphans="2" fo:widows="2" fo:hyphenation-ladder-count="no-limit" fo:text-indent="0cm" style:auto-text-indent="false" fo:keep-with-next="always"/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top="0.423cm" fo:margin-bottom="0.212cm" loext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 fo:keep-with-next="always">
        <style:tab-stops>
          <style:tab-stop style:position="1.524cm"/>
          <style:tab-stop style:position="3cm"/>
        </style:tab-stops>
      </style:paragraph-properties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LO-Normal" style:family="paragraph">
      <style:paragraph-properties fo:margin-left="0cm" fo:margin-right="0cm" fo:margin-top="0.106cm" fo:margin-bottom="0.106cm" loext:contextual-spacing="false" fo:text-align="justify" style:justify-single-word="false" fo:orphans="2" fo:widows="2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_28_user_29_" style:display-name="Heading (user)" style:family="paragraph" style:parent-style-name="LO-Normal" style:next-style-name="Corpo_20_de_20_texto1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" style:font-pitch-asian="variable" style:font-size-asian="14pt" style:font-name-complex="Lohit Hindi" style:font-family-complex="'Lohit Hindi', 'Times New Roman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1" style:display-name="Corpo de text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loext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loext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loext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loext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loext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loext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loext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loext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loext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loext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1" style:display-name="Texto de nota de rodapé1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loext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loext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loext:contextual-spacing="false"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loext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loext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loext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loext:contextual-spacing="false" fo:text-align="center" style:justify-single-word="false" fo:orphans="2" fo:widows="2" fo:hyphenation-ladder-count="no-limit"/>
      <style:text-properties fo:text-transform="uppercase" style:use-window-font-color="true" style:font-name="Arial" fo:font-family="Arial" style:font-family-generic="swiss" style:font-pitch="variable" fo:font-size="18pt" fo:language="pt" fo:country="BR" fo:font-weight="bold" style:letter-kerning="true" style:font-name-asian="Times New Roman" style:font-family-asian="'Times New Roman'" style:font-family-generic-asian="roman" style:font-pitch-asian="variable" style:font-size-asian="18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1" style:display-name="Recuo de corpo de texto1" style:family="paragraph" style:parent-style-name="LO-Normal">
      <style:paragraph-properties fo:margin-left="0cm" fo:margin-right="0.005cm" fo:margin-top="0cm" fo:margin-bottom="0cm" loext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loext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loext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loext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loext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loext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1">
      <style:paragraph-properties fo:margin-left="2cm" fo:margin-right="0cm" fo:margin-top="0.212cm" fo:margin-bottom="0.212cm" loext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loext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loext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1" style:display-name="Primeiro recuo de corpo de texto1" style:family="paragraph" style:parent-style-name="Corpo_20_de_20_texto1">
      <style:paragraph-properties fo:margin-left="0cm" fo:margin-right="0cm" fo:margin-top="0cm" fo:margin-bottom="0cm" loext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Título_20_de_20_índice_20_de_20_autoridades" style:display-name="Título de índice de autoridades" style:family="paragraph" style:parent-style-name="Heading_20__28_user_29_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loext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loext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fo:font-size="10pt" style:font-size-asian="10pt" style:font-name-complex="OpenSymbol" style:font-family-complex="OpenSymbol" style:font-pitch-complex="variable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-complex="Times New Roman" style:font-family-complex="'Times New Roman'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Fonte_20_parág._20_padrão" style:display-name="Fonte parág. padrão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3" style:display-name="Fonte parág. padrão3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" style:font-pitch-complex="variable"/>
    </style:style>
    <style:style style:name="WW8Num21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Fonte_20_parág._20_padrão2" style:display-name="Fonte parág. padrão2" style:family="text"/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1" style:family="text">
      <style:text-properties fo:color="#0000ff" style:text-underline-style="solid" style:text-underline-width="auto" style:text-underline-color="font-color"/>
    </style:style>
    <style:style style:name="HiperlinkVisitado1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7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3" style:display-name="WW_CharLFO15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6" style:display-name="WW_CharLFO15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9" style:display-name="WW_CharLFO15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2" style:display-name="WW_CharLFO16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3" style:display-name="WW_CharLFO16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5" style:display-name="WW_CharLFO16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6" style:display-name="WW_CharLFO16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8" style:display-name="WW_CharLFO16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9" style:display-name="WW_CharLFO16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pitch="variable" fo:font-size="10pt" style:font-name-asian="OpenSymbol" style:font-family-asian="OpenSymbol" style:font-pitch-asian="variable" style:font-size-asian="10pt" style:font-name-complex="OpenSymbol" style:font-family-complex="OpenSymbol" style:font-pitch-complex="variable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3.069cm" fo:text-indent="-0.55cm" fo:margin-left="3.069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5cm" fo:margin-bottom="3.03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m1" text:anchor-type="char" svg:x="9.897cm" svg:y="-0.549cm" svg:width="2.434cm" svg:height="1.658cm" draw:z-index="1"><draw:image xlink:href="Pictures/100000000000014D000000F71EB27119.png" xlink:type="simple" xlink:show="embed" xlink:actuate="onLoad"/></draw:frame><draw:frame draw:style-name="Mfr2" draw:name="Imagem2" text:anchor-type="char" svg:x="0.071cm" svg:y="-0.871cm" svg:width="4.912cm" svg:height="2.316cm" draw:z-index="3"><draw:image xlink:href="Pictures/100000000000023D0000010EFF99D277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09-25T11:38:57.575000000</dc:date>
    <meta:print-date>2007-05-07T23:41:00</meta:print-date>
    <meta:editing-cycles>14</meta:editing-cycles>
    <meta:editing-duration>PT1H1M52S</meta:editing-duration>
    <meta:generator>LibreOffice/4.3.1.2$Windows_x86 LibreOffice_project/958349dc3b25111dbca392fbc281a05559ef6848</meta:generator>
    <meta:document-statistic meta:table-count="1" meta:image-count="2" meta:object-count="0" meta:page-count="2" meta:paragraph-count="55" meta:word-count="291" meta:character-count="1841" meta:non-whitespace-character-count="1593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